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venir, sans-serif" svg:font-family="Avenir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2" style:parent-style-name="Standard" style:family="paragraph">
      <style:text-properties style:font-name="Liberation Sans" fo:font-weight="bold" style:font-weight-asian="bold" style:font-weight-complex="bold"/>
    </style:style>
    <style:style style:name="T3" style:parent-style-name="DefaultParagraphFont" style:family="text">
      <style:text-properties style:font-name="Liberation Sans" fo:font-style="italic" style:font-style-asian="italic" fo:color="#2B2B2B"/>
    </style:style>
    <style:style style:name="T4" style:parent-style-name="DefaultParagraphFont" style:family="text">
      <style:text-properties style:font-name="Liberation Sans" fo:font-weight="bold" style:font-weight-asian="bold" style:font-weight-complex="bold" fo:font-style="italic" style:font-style-asian="italic" fo:color="#2B2B2B"/>
    </style:style>
    <style:style style:name="P5" style:parent-style-name="Textbody" style:family="paragraph">
      <style:text-properties style:font-name="Liberation Sans" fo:font-weight="bold" style:font-weight-asian="bold" style:font-weight-complex="bold" fo:color="#2B2B2B"/>
    </style:style>
    <style:style style:name="P6" style:parent-style-name="Textbody" style:family="paragraph">
      <style:text-properties style:font-name="Liberation Sans" fo:font-style="italic" style:font-style-asian="italic" style:font-style-complex="italic" fo:color="#2B2B2B"/>
    </style:style>
    <style:style style:name="T7" style:parent-style-name="DefaultParagraphFont" style:family="text">
      <style:text-properties style:font-name="Liberation Sans" fo:color="#2B2B2B"/>
    </style:style>
    <style:style style:name="T8" style:parent-style-name="DefaultParagraphFont" style:family="text">
      <style:text-properties style:font-name="Liberation Sans" fo:color="#2B2B2B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Liberation Sans" fo:color="#2B2B2B"/>
    </style:style>
    <style:style style:name="T10" style:parent-style-name="DefaultParagraphFont" style:family="text">
      <style:text-properties style:font-name="Liberation Sans" fo:font-weight="bold" style:font-weight-asian="bold" style:font-weight-complex="bold" fo:color="#2B2B2B"/>
    </style:style>
    <style:style style:name="T11" style:parent-style-name="DefaultParagraphFont" style:family="text">
      <style:text-properties style:font-name="Liberation Sans" fo:color="#2B2B2B"/>
    </style:style>
    <style:style style:name="T12" style:parent-style-name="DefaultParagraphFont" style:family="text">
      <style:text-properties style:font-name="Liberation Sans" fo:color="#2B2B2B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Liberation Sans" fo:color="#2B2B2B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Liberation Sans" fo:color="#2B2B2B"/>
    </style:style>
    <style:style style:name="P1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16" style:parent-style-name="Standard" style:family="paragraph">
      <style:text-properties style:font-name="Liberation Sans" fo:font-weight="bold" style:font-weight-asian="bold" style:font-weight-complex="bold"/>
    </style:style>
    <style:style style:name="P17" style:parent-style-name="Standard" style:family="paragraph">
      <style:text-properties style:font-name="Liberation Sans" fo:font-style="italic" style:font-style-asian="italic"/>
    </style:style>
    <style:style style:name="P18" style:parent-style-name="Standard" style:family="paragraph">
      <style:text-properties style:font-name="Liberation Sans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2B2B2B"/>
    </style:style>
    <style:style style:name="T20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2B2B2B"/>
    </style:style>
    <style:style style:name="P21" style:parent-style-name="Standard" style:list-style-name="LFO4" style:family="paragraph">
      <style:text-properties style:font-name="Liberation Sans" fo:font-weight="bold" style:font-weight-asian="bold" style:font-weight-complex="bold" fo:color="#2B2B2B"/>
    </style:style>
    <style:style style:name="P22" style:parent-style-name="Standard" style:list-style-name="LFO4" style:family="paragraph">
      <style:text-properties style:font-name="Liberation Sans" fo:font-weight="bold" style:font-weight-asian="bold" style:font-weight-complex="bold" fo:color="#2B2B2B"/>
    </style:style>
    <style:style style:name="P23" style:parent-style-name="Standard" style:list-style-name="LFO4" style:family="paragraph">
      <style:text-properties style:font-name="Liberation Sans" fo:font-weight="bold" style:font-weight-asian="bold" style:font-weight-complex="bold" fo:color="#2B2B2B"/>
    </style:style>
    <style:style style:name="P24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26" style:parent-style-name="Standard" style:family="paragraph">
      <style:text-properties style:font-name="Avenir, sans-serif" fo:font-weight="bold" style:font-weight-asian="bold" style:font-weight-complex="bold" fo:color="#2B2B2B"/>
    </style:style>
    <style:style style:name="P27" style:parent-style-name="Standard" style:family="paragraph">
      <style:text-properties style:font-name="Liberation Sans" style:font-weight-complex="bold" fo:font-style="italic" style:font-style-asian="italic" fo:color="#2B2B2B"/>
    </style:style>
    <style:style style:name="P28" style:parent-style-name="Standard" style:family="paragraph">
      <style:text-properties style:font-name="Liberation Sans" style:font-weight-complex="bold" fo:font-style="italic" style:font-style-asian="italic" fo:color="#2B2B2B"/>
    </style:style>
    <style:style style:name="P29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30" style:parent-style-name="Standard" style:list-style-name="LFO2" style:family="paragraph">
      <style:text-properties style:font-name="Liberation Sans" style:font-weight-complex="bold" fo:color="#2B2B2B"/>
    </style:style>
    <style:style style:name="P31" style:parent-style-name="Standard" style:list-style-name="LFO2" style:family="paragraph"/>
    <style:style style:name="T32" style:parent-style-name="DefaultParagraphFont" style:family="text">
      <style:text-properties style:font-name="Liberation Sans" style:font-weight-complex="bold" fo:color="#2B2B2B"/>
    </style:style>
    <style:style style:name="P33" style:parent-style-name="Standard" style:list-style-name="LFO2" style:family="paragraph">
      <style:text-properties style:font-name="Liberation Sans" style:font-weight-complex="bold" fo:color="#2B2B2B"/>
    </style:style>
    <style:style style:name="P34" style:parent-style-name="Standard" style:family="paragraph">
      <style:text-properties style:font-name="Avenir, sans-serif" fo:font-weight="bold" style:font-weight-asian="bold" style:font-weight-complex="bold" fo:color="#2B2B2B"/>
    </style:style>
    <style:style style:name="P3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36" style:parent-style-name="Standard" style:family="paragraph">
      <style:text-properties style:font-name="Avenir, sans-serif" style:font-weight-complex="bold" fo:color="#2B2B2B"/>
    </style:style>
    <style:style style:name="P37" style:parent-style-name="Standard" style:family="paragraph">
      <style:text-properties style:font-name="Liberation Sans" fo:font-weight="bold" style:font-weight-asian="bold" style:font-weight-complex="bold"/>
    </style:style>
  </office:automatic-styles>
  <office:body>
    <office:text text:use-soft-page-breaks="true">
      <text:p text:style-name="P1">Q1</text:p>
      <text:p text:style-name="P2"/>
      <text:p text:style-name="Standard"><text:span text:style-name="T3">Theme: calories are important but they aren’t the<text:s/></text:span><text:span text:style-name="T4">whole picture.</text:span></text:p>
      <text:p text:style-name="P5">Answer to following an example.</text:p>
      <text:p text:style-name="P6">Say two people are told that they can eat whatever they want at lunch as long as it doesn’t exceed 500 calories. John grabs a slice of cheese pizza and two 100-calorie packs of cookies. Mike grabs a turkey sandwich on whole<text:s/>wheat bread with provolone cheese, lettuce, tomato, and mustard and an apple on the side.</text:p>
      <text:p text:style-name="Textbody"><text:span text:style-name="T7">John’s lunch is mostly just<text:s/></text:span><text:span text:style-name="T8">refined carbohydrate, fat, a little protein, and very little fiber</text:span><text:span text:style-name="T9"><text:s/></text:span><text:span text:style-name="T10">VS<text:s/></text:span><text:span text:style-name="T11">Mike’s lunch which had<text:s/></text:span><text:span text:style-name="T12">a balance of protein, complex carbohydrate,<text:s/></text:span><text:span text:style-name="T13">fat, and fiber</text:span><text:span text:style-name="T14">.</text:span></text:p>
      <text:p text:style-name="P15">Q2</text:p>
      <text:p text:style-name="P16"/>
      <text:p text:style-name="P17">Theme: choose the right ingredient</text:p>
      <text:p text:style-name="P18"/>
      <text:p text:style-name="Standard"><text:span text:style-name="T19">Which of the following X</text:span><text:span text:style-name="T20"><text:s/>ingredients is a healthy way to add protein to your meal?</text:span></text:p>
      <text:list text:style-name="LFO4" text:continue-numbering="true">
        <text:list-item>
          <text:p text:style-name="P21">ingredient A</text:p>
        </text:list-item>
        <text:list-item>
          <text:p text:style-name="P22">ingredient B</text:p>
        </text:list-item>
        <text:list-item>
          <text:p text:style-name="P23">ingredient C</text:p>
        </text:list-item>
      </text:list>
      <text:p text:style-name="P24"/>
      <text:p text:style-name="P25">Q3</text:p>
      <text:p text:style-name="P26"/>
      <text:p text:style-name="P27">Based on<text:s/>research findings, the<text:s/>IARC recommends avoiding all forms of processed meats and limiting unprocessed meat intake to 3 to 4 ounce servings, no more than 3 times per week.</text:p>
      <text:p text:style-name="P28"/>
      <text:p text:style-name="P29">However, lean, unprocessed red meats can still be part of a healthy diet. Just make sure to limit intake to 3 to 4 ounce servings, no more than 3 times per week.</text:p>
      <text:list text:style-name="LFO2" text:continue-numbering="true">
        <text:list-item>
          <text:p text:style-name="P30">unprocessed red meats</text:p>
        </text:list-item>
        <text:list-item>
          <text:p text:style-name="P31"><text:span text:style-name="T32">pizza meat</text:span><text:bookmark-start text:name="_GoBack"/><text:bookmark-end text:name="_GoBack"/></text:p>
        </text:list-item>
        <text:list-item>
          <text:p text:style-name="P33">burger meat</text:p>
        </text:list-item>
      </text:list>
      <text:p text:style-name="P34"/>
      <text:p text:style-name="P35">Q4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venir, sans-serif" svg:font-family="Avenir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an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ans" style:font-name-asian="SimSun" style:font-name-complex="Mang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ans" style:font-name-asian="SimSun" style:font-name-complex="Mang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bar</meta:initial-creator>
    <dc:creator>Pbar</dc:creator>
    <meta:creation-date>2017-10-20T23:40:00Z</meta:creation-date>
    <dc:date>2020-06-04T14:38:00Z</dc:date>
    <meta:template xlink:href="Normal.dotm" xlink:type="simple"/>
    <meta:editing-cycles>2</meta:editing-cycles>
    <meta:editing-duration>PT1200S</meta:editing-duration>
    <meta:document-statistic meta:page-count="1" meta:paragraph-count="2" meta:word-count="172" meta:character-count="1155" meta:row-count="8" meta:non-whitespace-character-count="985"/>
  </office:meta>
</office:document-meta>
</file>